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e5ff"/>
    </style:style>
    <style:style style:name="P2" style:family="paragraph" style:parent-style-name="Standard">
      <style:paragraph-properties fo:break-before="page"/>
      <style:text-properties officeooo:paragraph-rsid="001fe5ff"/>
    </style:style>
    <style:style style:name="P3" style:family="paragraph" style:parent-style-name="Text_20_body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1fe5f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Standard"/><text:p text:style-name="P3"><text:span text:style-name="T1">${doc['dc:title']}</text:span></text:p>

[#if logo??]
<draw:frame draw:style-name="fr1" draw:name="images1" text:anchor-type="paragraph" svg:width="10.299cm" svg:height="4.337cm" draw:z-index="0">
<draw:image xlink:href="Pictures/${logo.filename}" xlink:type="simple" xlink:show="embed" xlink:actuate="onLoad"/>
</draw:frame>
[#else]
No Logo !!!
[/#if]

<text:p text:style-name="P1"><text:span text:style-name="T1"/></text:p><text:p text:style-name="P1"><text:span text:style-name="T1">Created : ${doc['dc:created']}</text:span></text:p><text:p text:style-name="P1"><text:span text:style-name="T1"/></text:p><text:p text:style-name="P1"><text:span text:style-name="T1"/></text:p><text:p text:style-name="P1"><text:span text:style-name="T1"/></text:p><text:p text:style-name="P1"><text:span text:style-name="T1"/></text:p><text:p text:style-name="P2"><text:span text:style-name="T1"/></text:p><text:table-of-content text:style-name="Sect1" text:protected="true" text:name="Table des matières1"><text:table-of-content-source text:outline-level="10"><text:index-title-template text:style-name="Contents_20_Heading">Table des matières</text:index-title-template><text:table-of-content-entry-template text:outline-level="1" text:style-name="Contents_20_1"><text:index-entry-chapter/><text:index-entry-text/><text:index-entry-tab-stop style:type="right" style:leader-char="."/><text:index-entry-page-number/></text:table-of-content-entry-template><text:table-of-content-entry-template text:outline-level="2" text:style-name="Contents_20_2"><text:index-entry-chapter/><text:index-entry-text/><text:index-entry-tab-stop style:type="right" style:leader-char="."/><text:index-entry-page-number/></text:table-of-content-entry-template><text:table-of-content-entry-template text:outline-level="3" text:style-name="Contents_20_3"><text:index-entry-chapter/><text:index-entry-text/><text:index-entry-tab-stop style:type="right" style:leader-char="."/><text:index-entry-page-number/></text:table-of-content-entry-template><text:table-of-content-entry-template text:outline-level="4" text:style-name="Contents_20_4"><text:index-entry-chapter/><text:index-entry-text/><text:index-entry-tab-stop style:type="right" style:leader-char="."/><text:index-entry-page-number/></text:table-of-content-entry-template><text:table-of-content-entry-template text:outline-level="5" text:style-name="Contents_20_5"><text:index-entry-chapter/><text:index-entry-text/><text:index-entry-tab-stop style:type="right" style:leader-char="."/><text:index-entry-page-number/></text:table-of-content-entry-template><text:table-of-content-entry-template text:outline-level="6" text:style-name="Contents_20_6"><text:index-entry-chapter/><text:index-entry-text/><text:index-entry-tab-stop style:type="right" style:leader-char="."/><text:index-entry-page-number/></text:table-of-content-entry-template><text:table-of-content-entry-template text:outline-level="7" text:style-name="Contents_20_7"><text:index-entry-chapter/><text:index-entry-text/><text:index-entry-tab-stop style:type="right" style:leader-char="."/><text:index-entry-page-number/></text:table-of-content-entry-template><text:table-of-content-entry-template text:outline-level="8" text:style-name="Contents_20_8"><text:index-entry-chapter/><text:index-entry-text/><text:index-entry-tab-stop style:type="right" style:leader-char="."/><text:index-entry-page-number/></text:table-of-content-entry-template><text:table-of-content-entry-template text:outline-level="9" text:style-name="Contents_20_9"><text:index-entry-chapter/><text:index-entry-text/><text:index-entry-tab-stop style:type="right" style:leader-char="."/><text:index-entry-page-number/></text:table-of-content-entry-template><text:table-of-content-entry-template text:outline-level="10" text:style-name="Contents_20_10"><text:index-entry-chapter/><text:index-entry-text/><text:index-entry-tab-stop style:type="right" style:leader-char="."/><text:index-entry-page-number/></text:table-of-content-entry-template></text:table-of-content-source><text:index-body><text:index-title text:style-name="Sect1" text:name="Table des matières1_Head"><text:p text:style-name="Contents_20_Heading">Table des matières</text:p></text:index-title></text:index-body></text:table-of-content><text:p text:style-name="P1"><text:span text:style-name="T1"/></text:p><text:p text:style-name="Standard"/><text:p text:style-name="Standard"/><text:p text:style-name="Standard"/><text:p text:style-name="Standard"/><text:p text:style-name="P2"><text:span text:style-name="T1">##Include(name=MyNote)</text:span></text:p><text:p text:style-name="P1"><text:span text:style-name="T1"/></text:p><text:p text:style-name="P1"><text:span text:style-name="T1"/></text:p><text:p text:style-name="P1"><text:span text:style-name="T1">This is the end …</text:span></text:p><text:p text:style-name="P1"><text:span text:style-name="T1"/></text:p><text:p text:style-name="P1"><text:span text:style-name="T1"/></text:p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1-12-19T16:49:33</meta:creation-date>
    <dc:date>2011-12-19T16:52:15</dc:date>
    <dc:creator>tiry </dc:creator>
    <meta:editing-duration>PT00H02M42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3" meta:paragraph-count="5" meta:word-count="13" meta:character-count="105"/>
  </office:meta>
</office:document-meta>
</file>